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officeooo:rsid="000522d7" officeooo:paragraph-rsid="000522d7"/>
    </style:style>
    <style:style style:name="P2" style:family="paragraph" style:parent-style-name="Standard" style:list-style-name="L5">
      <style:paragraph-properties fo:line-height="150%"/>
      <style:text-properties officeooo:rsid="001095bd" officeooo:paragraph-rsid="001095bd"/>
    </style:style>
    <style:style style:name="P3" style:family="paragraph" style:parent-style-name="Standard" style:list-style-name="L5">
      <style:paragraph-properties fo:line-height="150%"/>
      <style:text-properties officeooo:rsid="00119945" officeooo:paragraph-rsid="00119945"/>
    </style:style>
    <style:style style:name="P4" style:family="paragraph" style:parent-style-name="Standard" style:list-style-name="L5">
      <style:paragraph-properties fo:line-height="150%"/>
      <style:text-properties officeooo:rsid="00128d1f" officeooo:paragraph-rsid="00128d1f"/>
    </style:style>
    <style:style style:name="P5" style:family="paragraph" style:parent-style-name="Standard" style:list-style-name="L5">
      <style:paragraph-properties fo:line-height="150%"/>
      <style:text-properties officeooo:rsid="00148c02" officeooo:paragraph-rsid="00148c02"/>
    </style:style>
    <style:style style:name="P6" style:family="paragraph" style:parent-style-name="Standard" style:list-style-name="L5">
      <style:paragraph-properties fo:line-height="150%"/>
      <style:text-properties officeooo:rsid="0017bc71" officeooo:paragraph-rsid="0017bc71"/>
    </style:style>
    <style:style style:name="P7" style:family="paragraph" style:parent-style-name="Standard" style:list-style-name="L5">
      <style:paragraph-properties fo:line-height="150%"/>
      <style:text-properties officeooo:rsid="00185975" officeooo:paragraph-rsid="00185975"/>
    </style:style>
    <style:style style:name="T1" style:family="text">
      <style:text-properties officeooo:rsid="000e1b1f"/>
    </style:style>
    <style:style style:name="T2" style:family="text">
      <style:text-properties officeooo:rsid="00128d1f"/>
    </style:style>
    <style:style style:name="T3" style:family="text">
      <style:text-properties officeooo:rsid="00165b99"/>
    </style:style>
    <style:style style:name="T4" style:family="text">
      <style:text-properties officeooo:rsid="0017bc7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3-2 – Week <text:span text:style-name="T1">4 Overview </text:span></text:p>
      <text:list xml:id="list7342809106709462013" text:style-name="L5">
        <text:list-item>
          <text:p text:style-name="P2">Key phrases </text:p>
          <text:list>
            <text:list-item>
              <text:p text:style-name="P2">Distributed File Systems: Why they’re different from single-node file systems </text:p>
            </text:list-item>
            <text:list-item>
              <text:p text:style-name="P2">Internals of NFS</text:p>
            </text:list-item>
            <text:list-item>
              <text:p text:style-name="P2">internals of AFS </text:p>
            </text:list-item>
            <text:list-item>
              <text:p text:style-name="P2">Distributed Shared Memory: How processes can share memory pages while communicating via messages </text:p>
            </text:list-item>
            <text:list-item>
              <text:p text:style-name="P2">Invalidate protocols in Distributed Shared Memory systems </text:p>
            </text:list-item>
            <text:list-item>
              <text:p text:style-name="P2">Sensor networks: Why they’ve emerged, what’s inside them, where they’re used, and what are the challenges</text:p>
            </text:list-item>
          </text:list>
        </text:list-item>
        <text:list-item>
          <text:p text:style-name="P2">Guiding Questions</text:p>
          <text:list>
            <text:list-item>
              <text:p text:style-name="P2">Why are distributed File Systems stateless </text:p>
              <text:list>
                <text:list-item>
                  <text:p text:style-name="P3">They are abstract cases where each distributed file system type has to satisfied. <text:s/><text:span text:style-name="T2">It is stateless as it has a good fault-tolerance similar to UNIX and has the same consistency in which write occurs in 30 sec gaps.</text:span></text:p>
                </text:list-item>
              </text:list>
            </text:list-item>
            <text:list-item>
              <text:p text:style-name="P2">How does NFS provide transparency? </text:p>
              <text:list>
                <text:list-item>
                  <text:p text:style-name="P4">It creates the sense when a file is being remotely accessed as if it is locally accessed. </text:p>
                </text:list-item>
              </text:list>
            </text:list-item>
            <text:list-item>
              <text:p text:style-name="P2">Why is whole file caching a reasonable approach in AFS </text:p>
              <text:list>
                <text:list-item>
                  <text:p text:style-name="P5">Whole file caching is reasonable based on the assumption that files are small and are highly used by the users to write rather than reading. Also, it works because there is a callback promise that when person A writes something the callback should go to person B who was writing/reading to the file at the time. </text:p>
                </text:list-item>
              </text:list>
            </text:list-item>
            <text:list-item>
              <text:p text:style-name="P2">when is invalidate <text:span text:style-name="T3">preferable</text:span> over update in Distributed Shared memory systems? </text:p>
              <text:list>
                <text:list-item>
                  <text:p text:style-name="P6">When a user wants to write and would multicast to others and if every process is in R state. </text:p>
                </text:list-item>
              </text:list>
            </text:list-item>
            <text:list-item>
              <text:p text:style-name="P2">Why can’t embedded operating systems be used in sensor motes </text:p>
              <text:list>
                <text:list-item>
                  <text:p text:style-name="P7"/>
                </text:list-item>
              </text:list>
            </text:list-item>
            <text:list-item>
              <text:p text:style-name="P2">what is the disadvantage of using a spanning tree in sensor network for aggregation? </text:p>
              <text:list>
                <text:list-item>
                  <text:p text:style-name="P2"/>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9T14:55:09.500397318</meta:creation-date>
    <dc:date>2018-09-15T12:41:19.104926073</dc:date>
    <meta:editing-duration>PT34M50S</meta:editing-duration>
    <meta:editing-cycles>12</meta:editing-cycles>
    <meta:generator>LibreOffice/5.1.6.2$Linux_X86_64 LibreOffice_project/10m0$Build-2</meta:generator>
    <meta:document-statistic meta:table-count="0" meta:image-count="0" meta:object-count="0" meta:page-count="1" meta:paragraph-count="21" meta:word-count="266" meta:character-count="1511" meta:non-whitespace-character-count="1267"/>
  </office:meta>
</office:document-meta>
</file>